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2">
          <table:table-cell office:value-type="string">
            <text:p>Dades brutes</text:p>
          </table:table-cell>
          <table:table-cell table:number-columns-repeated="10"/>
        </table:table-row>
        <table:table-row table:style-name="ro2">
          <table:table-cell office:value-type="string">
            <text:p>Dia</text:p>
          </table:table-cell>
          <table:table-cell office:value-type="string">
            <text:p>Max </text:p>
          </table:table-cell>
          <table:table-cell office:value-type="string">
            <text:p>Min</text:p>
          </table:table-cell>
          <table:table-cell table:number-columns-repeated="2"/>
          <table:table-cell office:value-type="string">
            <text:p>Max ordenades</text:p>
          </table:table-cell>
          <table:table-cell table:number-columns-repeated="2"/>
          <table:table-cell office:value-type="string">
            <text:p>X.Y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3-10">
            <text:p>10/03/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table:formula="of:=[.B4]*[.C4]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3-09">
            <text:p>09/03/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table:formula="of:=[.B5]*[.C5]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3-08">
            <text:p>08/03/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formula="of:=[.B6]*[.C6]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3-07">
            <text:p>07/03/1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formula="of:=[.B7]*[.C7]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3-06">
            <text:p>06/03/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formula="of:=[.B8]*[.C8]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3-05">
            <text:p>05/03/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formula="of:=[.B9]*[.C9]" office:value-type="float" office:value="143">
            <text:p>143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3-04">
            <text:p>04/03/1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formula="of:=[.B10]*[.C10]" office:value-type="float" office:value="154">
            <text:p>154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3-03">
            <text:p>03/03/1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formula="of:=[.B11]*[.C11]" office:value-type="float" office:value="98">
            <text:p>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3-02">
            <text:p>02/03/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table:formula="of:=[.B12]*[.C12]" office:value-type="float" office:value="176">
            <text:p>176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3-01">
            <text:p>01/03/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table:formula="of:=[.B13]*[.C13]" office:value-type="float" office:value="198">
            <text:p>1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2-28">
            <text:p>28/02/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table:formula="of:=[.B14]*[.C14]" office:value-type="float" office:value="198">
            <text:p>1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2-27">
            <text:p>27/02/1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table:formula="of:=[.B15]*[.C15]" office:value-type="float" office:value="216">
            <text:p>216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2-26">
            <text:p>26/02/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table:formula="of:=[.B16]*[.C16]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2-25">
            <text:p>25/02/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table:formula="of:=[.B17]*[.C17]" office:value-type="float" office:value="198">
            <text:p>1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2-24">
            <text:p>24/02/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table:formula="of:=[.B18]*[.C18]" office:value-type="float" office:value="198">
            <text:p>198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2-23">
            <text:p>23/02/1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table:formula="of:=[.B19]*[.C19]" office:value-type="float" office:value="187">
            <text:p>1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2-22">
            <text:p>22/02/1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table:formula="of:=[.B20]*[.C20]" office:value-type="float" office:value="187">
            <text:p>1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2-21">
            <text:p>21/02/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table:formula="of:=[.B21]*[.C21]" office:value-type="float" office:value="119">
            <text:p>1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2-20">
            <text:p>20/02/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table:formula="of:=[.B22]*[.C22]" office:value-type="float" office:value="119">
            <text:p>1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0-02-19">
            <text:p>19/02/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table:formula="of:=[.B23]*[.C23]" office:value-type="float" office:value="143">
            <text:p>143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Taula <text:s/>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alor</text:p>
          </table:table-cell>
          <table:table-cell office:value-type="string">
            <text:p>fabs</text:p>
          </table:table-cell>
          <table:table-cell office:value-type="string">
            <text:p>fabs acum</text:p>
          </table:table-cell>
          <table:table-cell office:value-type="string">
            <text:p>frel acum</text:p>
          </table:table-cell>
          <table:table-cell/>
          <table:table-cell office:value-type="string">
            <text:p>Tipus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28]" office:value-type="float" office:value="1">
            <text:p>1</text:p>
          </table:table-cell>
          <table:table-cell table:formula="of:=[.D28]/[.$C$37]" office:value-type="float" office:value="0.05">
            <text:p>0,05</text:p>
          </table:table-cell>
          <table:table-cell/>
          <table:table-cell office:value-type="string">
            <text:p>Típic</text:p>
          </table:table-cell>
          <table:table-cell office:value-type="string">
            <text:p>(minim)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C29]+[.D28]" office:value-type="float" office:value="2">
            <text:p>2</text:p>
          </table:table-cell>
          <table:table-cell table:formula="of:=[.D29]/[.$C$37]" office:value-type="float" office:value="0.1">
            <text:p>0,1</text:p>
          </table:table-cell>
          <table:table-cell/>
          <table:table-cell office:value-type="string">
            <text:p>Típic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30]+[.D29]" office:value-type="float" office:value="4">
            <text:p>4</text:p>
          </table:table-cell>
          <table:table-cell table:formula="of:=[.D30]/[.$C$37]" office:value-type="float" office:value="0.2">
            <text:p>0,2</text:p>
          </table:table-cell>
          <table:table-cell/>
          <table:table-cell office:value-type="string">
            <text:p>Típic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31]+[.D30]" office:value-type="float" office:value="5">
            <text:p>5</text:p>
          </table:table-cell>
          <table:table-cell table:formula="of:=[.D31]/[.$C$37]" office:value-type="float" office:value="0.25">
            <text:p>0,25</text:p>
          </table:table-cell>
          <table:table-cell office:value-type="string">
            <text:p>Q1</text:p>
          </table:table-cell>
          <table:table-cell office:value-type="string">
            <text:p>Típic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[.C32]+[.D31]" office:value-type="float" office:value="8">
            <text:p>8</text:p>
          </table:table-cell>
          <table:table-cell table:formula="of:=[.D32]/[.$C$37]" office:value-type="float" office:value="0.4">
            <text:p>0,4</text:p>
          </table:table-cell>
          <table:table-cell/>
          <table:table-cell office:value-type="string">
            <text:p>Típic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C33]+[.D32]" office:value-type="float" office:value="10">
            <text:p>10</text:p>
          </table:table-cell>
          <table:table-cell table:formula="of:=[.D33]/[.$C$37]" office:value-type="float" office:value="0.5">
            <text:p>0,5</text:p>
          </table:table-cell>
          <table:table-cell office:value-type="string">
            <text:p>Mediana</text:p>
          </table:table-cell>
          <table:table-cell office:value-type="string">
            <text:p>Típic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C34]+[.D33]" office:value-type="float" office:value="11">
            <text:p>11</text:p>
          </table:table-cell>
          <table:table-cell table:formula="of:=[.D34]/[.$C$37]" office:value-type="float" office:value="0.55">
            <text:p>0,55</text:p>
          </table:table-cell>
          <table:table-cell/>
          <table:table-cell office:value-type="string">
            <text:p>Típic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C35]+[.D34]" office:value-type="float" office:value="15">
            <text:p>15</text:p>
          </table:table-cell>
          <table:table-cell table:formula="of:=[.D35]/[.$C$37]" office:value-type="float" office:value="0.75">
            <text:p>0,75</text:p>
          </table:table-cell>
          <table:table-cell office:value-type="string">
            <text:p>Q3</text:p>
          </table:table-cell>
          <table:table-cell office:value-type="string">
            <text:p>Típic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[.C36]+[.D35]" office:value-type="float" office:value="20">
            <text:p>20</text:p>
          </table:table-cell>
          <table:table-cell table:formula="of:=[.D36]/[.$C$37]" office:value-type="float" office:value="1">
            <text:p>1</text:p>
          </table:table-cell>
          <table:table-cell/>
          <table:table-cell office:value-type="string">
            <text:p>Típic</text:p>
          </table:table-cell>
          <table:table-cell office:value-type="string">
            <text:p>(maxim)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8:.C36])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Diagrama capsa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Q1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Q3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IQ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diana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AS</text:p>
          </table:table-cell>
          <table:table-cell table:formula="of:=[.C41]+1.5*[.C42]" office:value-type="float" office:value="24.5">
            <text:p>24,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AI</text:p>
          </table:table-cell>
          <table:table-cell table:formula="of:=[.C40]-1.5*[.C42]" office:value-type="float" office:value="4.5">
            <text:p>4,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ES</text:p>
          </table:table-cell>
          <table:table-cell table:formula="of:=[.C44]+1.5*[.C42]" office:value-type="float" office:value="32">
            <text:p>3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EI</text:p>
          </table:table-cell>
          <table:table-cell table:formula="of:=[.C45]-1.5*[.C42]" office:value-type="float" office:value="-3">
            <text:p>-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tipics</text:p>
          </table:table-cell>
          <table:table-cell table:style-name="ce3" office:value-type="string">
            <text:p>NO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xtrems</text:p>
          </table:table-cell>
          <table:table-cell table:style-name="ce3" office:value-type="string">
            <text:p>NO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8"/>
        </table:table-row>
        <table:table-row table:style-name="ro2">
          <table:table-cell office:value-type="string">
            <text:p>Taula (intervals)</text:p>
          </table:table-cell>
          <table:table-cell table:number-columns-repeated="10"/>
        </table:table-row>
        <table:table-row table:style-name="ro2"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abs</text:p>
          </table:table-cell>
          <table:table-cell office:value-type="string">
            <text:p>fabs acum</text:p>
          </table:table-cell>
          <table:table-cell office:value-type="string">
            <text:p>frel</text:p>
          </table:table-cell>
          <table:table-cell office:value-type="string">
            <text:p>frel acum</text:p>
          </table:table-cell>
          <table:table-cell table:number-columns-repeated="2"/>
          <table:table-cell office:value-type="string">
            <text:p>frel*(x-mitjana)^2</text:p>
          </table:table-cell>
        </table:table-row>
        <table:table-row table:style-name="ro1">
          <table:table-cell table:style-name="ce2" office:value-type="string">
            <text:p>7-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([.B54]+[.C54])/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54]" office:value-type="float" office:value="1">
            <text:p>1</text:p>
          </table:table-cell>
          <table:table-cell table:formula="of:=[.E54]/[.$E$60]" office:value-type="float" office:value="0.05">
            <text:p>0,05</text:p>
          </table:table-cell>
          <table:table-cell table:formula="of:=[.F54]/[.$E$60]" office:value-type="float" office:value="0.05">
            <text:p>0,05</text:p>
          </table:table-cell>
          <table:table-cell table:number-columns-repeated="2"/>
          <table:table-cell table:formula="of:=[.G54]*([.D54]-[.$C$64])^2" office:value-type="float" office:value="2.3805">
            <text:p>2,38</text:p>
          </table:table-cell>
        </table:table-row>
        <table:table-row table:style-name="ro1">
          <table:table-cell table:style-name="ce2" office:value-type="string">
            <text:p>9-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([.B55]+[.C55])/2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E55]+[.F54]" office:value-type="float" office:value="4">
            <text:p>4</text:p>
          </table:table-cell>
          <table:table-cell table:formula="of:=[.E55]/[.$E$60]" office:value-type="float" office:value="0.15">
            <text:p>0,15</text:p>
          </table:table-cell>
          <table:table-cell table:formula="of:=[.F55]/[.$E$60]" office:value-type="float" office:value="0.2">
            <text:p>0,2</text:p>
          </table:table-cell>
          <table:table-cell table:number-columns-repeated="2"/>
          <table:table-cell table:formula="of:=[.G55]*([.D55]-[.$C$64])^2" office:value-type="float" office:value="3.6015">
            <text:p>3,6</text:p>
          </table:table-cell>
        </table:table-row>
        <table:table-row table:style-name="ro1">
          <table:table-cell table:style-name="ce2" office:value-type="string">
            <text:p>11-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B56]+[.C56])/2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E56]+[.F55]" office:value-type="float" office:value="5">
            <text:p>5</text:p>
          </table:table-cell>
          <table:table-cell table:formula="of:=[.E56]/[.$E$60]" office:value-type="float" office:value="0.05">
            <text:p>0,05</text:p>
          </table:table-cell>
          <table:table-cell table:formula="of:=[.F56]/[.$E$60]" office:value-type="float" office:value="0.25">
            <text:p>0,25</text:p>
          </table:table-cell>
          <table:table-cell table:number-columns-repeated="2"/>
          <table:table-cell table:formula="of:=[.G56]*([.D56]-[.$C$64])^2" office:value-type="float" office:value="0.4205">
            <text:p>0,42</text:p>
          </table:table-cell>
        </table:table-row>
        <table:table-row table:style-name="ro2">
          <table:table-cell table:style-name="ce2" office:value-type="string">
            <text:p>13-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B57]+[.C57])/2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[.E57]+[.F56]" office:value-type="float" office:value="10">
            <text:p>10</text:p>
          </table:table-cell>
          <table:table-cell table:formula="of:=[.E57]/[.$E$60]" office:value-type="float" office:value="0.25">
            <text:p>0,25</text:p>
          </table:table-cell>
          <table:table-cell table:formula="of:=[.F57]/[.$E$60]" office:value-type="float" office:value="0.5">
            <text:p>0,5</text:p>
          </table:table-cell>
          <table:table-cell office:value-type="string">
            <text:p>Mediana</text:p>
          </table:table-cell>
          <table:table-cell/>
          <table:table-cell table:formula="of:=[.G57]*([.D57]-[.$C$64])^2" office:value-type="float" office:value="0.2025">
            <text:p>0,2</text:p>
          </table:table-cell>
        </table:table-row>
        <table:table-row table:style-name="ro1">
          <table:table-cell table:style-name="ce2" office:value-type="string">
            <text:p>15-1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B58]+[.C58])/2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E58]+[.F57]" office:value-type="float" office:value="11">
            <text:p>11</text:p>
          </table:table-cell>
          <table:table-cell table:formula="of:=[.E58]/[.$E$60]" office:value-type="float" office:value="0.05">
            <text:p>0,05</text:p>
          </table:table-cell>
          <table:table-cell table:formula="of:=[.F58]/[.$E$60]" office:value-type="float" office:value="0.55">
            <text:p>0,55</text:p>
          </table:table-cell>
          <table:table-cell table:number-columns-repeated="2"/>
          <table:table-cell table:formula="of:=[.G58]*([.D58]-[.$C$64])^2" office:value-type="float" office:value="0.0605">
            <text:p>0,06</text:p>
          </table:table-cell>
        </table:table-row>
        <table:table-row table:style-name="ro2">
          <table:table-cell table:style-name="ce2" office:value-type="string">
            <text:p>17-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B59]+[.C59])/2"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[.E59]+[.F58]" office:value-type="float" office:value="20">
            <text:p>20</text:p>
          </table:table-cell>
          <table:table-cell table:formula="of:=[.E59]/[.$E$60]" office:value-type="float" office:value="0.45">
            <text:p>0,45</text:p>
          </table:table-cell>
          <table:table-cell table:formula="of:=[.F59]/[.$E$60]" office:value-type="float" office:value="1">
            <text:p>1</text:p>
          </table:table-cell>
          <table:table-cell office:value-type="string">
            <text:p>Moda/P60</text:p>
          </table:table-cell>
          <table:table-cell/>
          <table:table-cell table:formula="of:=[.G59]*([.D59]-[.$C$64])^2" office:value-type="float" office:value="4.3245">
            <text:p>4,32</text:p>
          </table:table-cell>
        </table:table-row>
        <table:table-row table:style-name="ro1">
          <table:table-cell table:number-columns-repeated="4"/>
          <table:table-cell table:formula="of:=SUM([.E54:.E59])" office:value-type="float" office:value="20">
            <text:p>20</text:p>
          </table:table-cell>
          <table:table-cell table:number-columns-repeated="5"/>
          <table:table-cell table:formula="of:=SUM([.K54:.K59])" office:value-type="float" office:value="10.99">
            <text:p>10,9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office:value-type="string">
            <text:p>Moda</text:p>
          </table:table-cell>
          <table:table-cell table:style-name="ce4" office:value-type="float" office:value="18">
            <text:p>18,0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tjana </text:p>
          </table:table-cell>
          <table:table-cell table:style-name="ce4" table:formula="of:=SUMPRODUCT([.D54:.D59];[.E54:.E59])/[.E60]" office:value-type="float" office:value="14.9">
            <text:p>14,9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ariància</text:p>
          </table:table-cell>
          <table:table-cell table:style-name="ce4" office:value-type="float" office:value="10.99">
            <text:p>10,9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v. Tip.</text:p>
          </table:table-cell>
          <table:table-cell table:style-name="ce4" table:formula="of:=SQRT([.C65])" office:value-type="float" office:value="3.31511689085016">
            <text:p>3,3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60</text:p>
          </table:table-cell>
          <table:table-cell table:style-name="ce4" table:formula="of:=[.B59]+([.C59]-[.B59])*(0.6*[.E60]-[.F58])/[.E59]" office:value-type="float" office:value="17.2222222222222">
            <text:p>17,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2">
          <table:table-cell office:value-type="string">
            <text:p>Histograma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/>
          <table:table-cell office:value-type="string">
            <text:p>interval</text:p>
          </table:table-cell>
          <table:table-cell table:style-name="ce4" office:value-type="string">
            <text:p>amplada</text:p>
          </table:table-cell>
          <table:table-cell office:value-type="string">
            <text:p>alçada (fabs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7-9</text:p>
          </table:table-cell>
          <table:table-cell table:style-name="ce4" table:formula="of:=2" office:value-type="float" office:value="2">
            <text:p>2,00</text:p>
          </table:table-cell>
          <table:table-cell table:formula="of:=[.E54]/2" office:value-type="float" office:value="0.5">
            <text:p>0,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9-11</text:p>
          </table:table-cell>
          <table:table-cell table:style-name="ce4" table:formula="of:=2" office:value-type="float" office:value="2">
            <text:p>2,00</text:p>
          </table:table-cell>
          <table:table-cell table:formula="of:=[.E55]/2" office:value-type="float" office:value="1.5">
            <text:p>1,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11-13</text:p>
          </table:table-cell>
          <table:table-cell table:style-name="ce4" table:formula="of:=2" office:value-type="float" office:value="2">
            <text:p>2,00</text:p>
          </table:table-cell>
          <table:table-cell table:formula="of:=[.E56]/2" office:value-type="float" office:value="0.5">
            <text:p>0,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13-15</text:p>
          </table:table-cell>
          <table:table-cell table:style-name="ce4" table:formula="of:=2" office:value-type="float" office:value="2">
            <text:p>2,00</text:p>
          </table:table-cell>
          <table:table-cell table:formula="of:=[.E57]/2" office:value-type="float" office:value="2.5">
            <text:p>2,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15-17</text:p>
          </table:table-cell>
          <table:table-cell table:style-name="ce4" table:formula="of:=2" office:value-type="float" office:value="2">
            <text:p>2,00</text:p>
          </table:table-cell>
          <table:table-cell table:formula="of:=[.E58]/2" office:value-type="float" office:value="0.5">
            <text:p>0,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17-19</text:p>
          </table:table-cell>
          <table:table-cell table:style-name="ce4" table:formula="of:=2" office:value-type="float" office:value="2">
            <text:p>2,00</text:p>
          </table:table-cell>
          <table:table-cell table:formula="of:=[.E59]/2" office:value-type="float" office:value="4.5">
            <text:p>4,5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8"/>
        </table:table-row>
        <table:table-row table:style-name="ro2">
          <table:table-cell office:value-type="string">
            <text:p>Dades brutes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>
            <text:p>X (Temp max)</text:p>
          </table:table-cell>
          <table:table-cell table:number-columns-repeated="2"/>
          <table:table-cell office:value-type="string">
            <text:p>Y (Temp min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itjana</text:p>
          </table:table-cell>
          <table:table-cell table:formula="of:=AVERAGE([.B4:.B23])" office:value-type="float" office:value="14.45">
            <text:p>14,45</text:p>
          </table:table-cell>
          <table:table-cell/>
          <table:table-cell office:value-type="string">
            <text:p>Mitjana</text:p>
          </table:table-cell>
          <table:table-cell table:formula="of:=AVERAGE([.C4:.C23])" office:value-type="float" office:value="8.55">
            <text:p>8,55</text:p>
          </table:table-cell>
          <table:table-cell/>
          <table:table-cell office:value-type="string">
            <text:p>CovXY</text:p>
          </table:table-cell>
          <table:table-cell table:formula="of:=AVERAGE([.I4:.I23])-[.C82]*[.F82]" office:value-type="float" office:value="8.0525">
            <text:p>8,0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iància</text:p>
          </table:table-cell>
          <table:table-cell table:formula="of:=VARP([.B4:.B23])" office:value-type="float" office:value="11.4475">
            <text:p>11,45</text:p>
          </table:table-cell>
          <table:table-cell/>
          <table:table-cell office:value-type="string">
            <text:p>Variància</text:p>
          </table:table-cell>
          <table:table-cell table:formula="of:=VARP([.C4:.C23])" office:value-type="float" office:value="10.0475">
            <text:p>10,05</text:p>
          </table:table-cell>
          <table:table-cell/>
          <table:table-cell office:value-type="string">
            <text:p>Coef corr (r)</text:p>
          </table:table-cell>
          <table:table-cell table:formula="of:=[.I82]/([.C84]*[.F84])" office:value-type="float" office:value="0.750838269287199">
            <text:p>0,75</text:p>
          </table:table-cell>
          <table:table-cell office:value-type="string">
            <text:p>(relativament forta correlació lineal)</text:p>
          </table:table-cell>
          <table:table-cell/>
        </table:table-row>
        <table:table-row table:style-name="ro2">
          <table:table-cell/>
          <table:table-cell office:value-type="string">
            <text:p>Desv Tip</text:p>
          </table:table-cell>
          <table:table-cell table:formula="of:=SQRT([.C83])" office:value-type="float" office:value="3.38341543414343">
            <text:p>3,38</text:p>
          </table:table-cell>
          <table:table-cell/>
          <table:table-cell office:value-type="string">
            <text:p>Desv Tip</text:p>
          </table:table-cell>
          <table:table-cell table:formula="of:=SQRT([.F83])" office:value-type="float" office:value="3.16977917211909">
            <text:p>3,17</text:p>
          </table:table-cell>
          <table:table-cell/>
          <table:table-cell office:value-type="string">
            <text:p>r^2</text:p>
          </table:table-cell>
          <table:table-cell table:formula="of:=[.I83]^2" office:value-type="float" office:value="0.563758106626196">
            <text:p>0,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>
            <draw:frame table:end-cell-address="Hoja1.G107" table:end-x="2.064cm" table:end-y="0.2cm" draw:z-index="0" draw:style-name="gr1" svg:width="13.337cm" svg:height="9.296cm" svg:x="0.017cm" svg:y="0.388cm">
              <draw:object draw:notify-on-update-of-ranges="Hoja1.B4:Hoja1.B23 Hoja1.C4:Hoja1.C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/>
          <table:table-cell table:number-columns-repeated="8"/>
        </table:table-row>
      </table:table>
      <table:database-ranges>
        <table:database-range table:target-range-address="Hoja1.F4:Hoja1.F23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0:38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1T10:38:34.59</dc:date>
    <meta:editing-duration>PT01H07M37S</meta:editing-duration>
    <meta:editing-cycles>10</meta:editing-cycles>
    <meta:generator>OpenOffice.org/3.0$Win32 OpenOffice.org_project/300m15$Build-9379</meta:generator>
    <meta:document-statistic meta:table-count="1" meta:cell-count="306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3.338cm" svg:height="9.297cm" chart:class="chart:scatter" chart:style-name="ch1">
        <chart:plot-area chart:style-name="ch2" table:cell-range-address="Hoja1.B4:Hoja1.C23" svg:x="0.266cm" svg:y="0.185cm" svg:width="12.806cm" svg:height="8.927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C4:Hoja1.C23" chart:class="chart:scatter">
            <chart:domain table:cell-range-address="Hoja1.B4:Hoja1.B23"/>
            <chart:regression-curve chart:style-name="ch6">
              <chart:equation chart:display-r-square="true"/>
            </chart:regression-curve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 text:id="Hoja1.B4:Hoja1.B23">7</text:p>
              </table:table-cell>
              <table:table-cell office:value-type="float" office:value="3">
                <text:p text:id="Hoja1.C4:Hoja1.C23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